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9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OCHOA QUISPE RAISA VIRGIN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23925231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CUZ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17496361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OCHOA QUISPE RAISA VIRGINI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23925231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1749636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600</text:p>
          </table:table-cell>
          <table:table-cell table:style-name="Tableau1.D2" office:value-type="string">
            <text:p text:style-name="P10">132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32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9/07/2021</text:p>
          </table:table-cell>
          <table:table-cell table:style-name="Tabla2.A3" office:value-type="string">
            <text:p text:style-name="P16">5715650</text:p>
          </table:table-cell>
          <table:table-cell table:style-name="Tabla2.D3" office:value-type="string">
            <text:p text:style-name="P17">132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6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0T00:29:09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